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1b993a" officeooo:paragraph-rsid="001b993a"/>
    </style:style>
    <style:style style:name="P2" style:family="paragraph" style:parent-style-name="Standard">
      <style:paragraph-properties fo:line-height="200%"/>
      <style:text-properties officeooo:rsid="0020e522" officeooo:paragraph-rsid="0020e522"/>
    </style:style>
    <style:style style:name="P3" style:family="paragraph" style:parent-style-name="Standard">
      <style:paragraph-properties fo:line-height="200%"/>
      <style:text-properties officeooo:rsid="001b49be" officeooo:paragraph-rsid="001b49be"/>
    </style:style>
    <style:style style:name="P4" style:family="paragraph" style:parent-style-name="Standard">
      <style:paragraph-properties fo:line-height="200%"/>
      <style:text-properties officeooo:paragraph-rsid="001b993a"/>
    </style:style>
    <style:style style:name="P5" style:family="paragraph" style:parent-style-name="Standard">
      <style:paragraph-properties fo:line-height="200%"/>
      <style:text-properties officeooo:rsid="0022def6" officeooo:paragraph-rsid="0020e522"/>
    </style:style>
    <style:style style:name="P6" style:family="paragraph" style:parent-style-name="Standard">
      <style:paragraph-properties fo:line-height="200%"/>
      <style:text-properties officeooo:rsid="0022def6" officeooo:paragraph-rsid="0022def6"/>
    </style:style>
    <style:style style:name="P7" style:family="paragraph" style:parent-style-name="Standard">
      <style:paragraph-properties fo:line-height="200%"/>
      <style:text-properties officeooo:rsid="0022def6" officeooo:paragraph-rsid="0023c757"/>
    </style:style>
    <style:style style:name="P8" style:family="paragraph" style:parent-style-name="Standard">
      <style:paragraph-properties fo:line-height="200%"/>
      <style:text-properties officeooo:rsid="0023c757" officeooo:paragraph-rsid="0023c757"/>
    </style:style>
    <style:style style:name="P9"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240%" fo:text-align="justify" style:justify-single-word="false" style:writing-mode="lr-tb"/>
    </style:style>
    <style:style style:name="T1" style:family="text">
      <style:text-properties officeooo:rsid="0020e522"/>
    </style:style>
    <style:style style:name="T2" style:family="text">
      <style:text-properties officeooo:rsid="0022def6"/>
    </style:style>
    <style:style style:name="T3" style:family="text">
      <style:text-properties officeooo:rsid="0023c757"/>
    </style:style>
    <style:style style:name="T4" style:family="text">
      <style:text-properties officeooo:rsid="0023dcc7"/>
    </style:style>
    <style:style style:name="T5" style:family="text">
      <style:text-properties officeooo:rsid="001b993a"/>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atheus Agostini Ferraciolli</text:span></text:p>
      <text:p text:style-name="P9">Sumare, São Paulo, Brazil</text:p>
      <text:p text:style-name="P9">+55 19 997 956 737</text:p>
      <text:p text:style-name="Text_20_body"/>
      <text:p text:style-name="P9">Hello, Dr. Erin. How are you?</text:p>
      <text:p text:style-name="Text_20_body"/>
      <text:p text:style-name="P9">My name is Matheus. I am a Masters of Science Candidate at the University of Campinas in Brazil. My field of study is Digital Agriculture and I also have a Bachelor’s degree in Agricultural Engineering from the same university. A friend referred me to the QUT-CSIRO Digital Agriculture PhD Scholarship and I’m very interested in continuing my study in this field.</text:p>
      <text:p text:style-name="Text_20_body"/>
      <text:p text:style-name="P9">I started my research on digital agriculture as an undergraduate in 2016. We studied the effects of spatial autocorrelation in sugarcane yield prediction. Back then we used R in all modeling tasks, from extracting satellite image data to build climate related attributes, merge with management, soil and production data in order to compare the performance of modern machine learning algorithms in yield prediction. We managed to publish an article about this research.</text:p>
      <text:p text:style-name="Text_20_body"/>
      <text:p text:style-name="P9">After graduating, I applied to and entered the Masters Program in 2018. I currently do research on object detection frameworks for fruit counting for yield estimation in greenhouses. Since the beginning of my study in this field, I shifted to and got a lot of experience in Python programming, working with state of the art neural network architectures both for image classification and object detection. I also have experience teaching data mining classes in two courses offered by my current advisor.</text:p>
      <text:p text:style-name="Text_20_body"/>
      <text:p text:style-name="P9"><text:soft-page-break/>I worked as a Data Scientist in external projects that involved the analysis of big amounts of data, which gave me experience in using distributed computing tools, like Spark, and cloud computing platforms. I also have experience in linux shell programming, writing in LaTeX and data visualization tools.</text:p>
      <text:p text:style-name="Text_20_body"/>
      <text:p text:style-name="P9">Back when I was an undergraduate I wanted to study in Australia, aiming for a PhD and I see the open position as an excellent opportunity. Even though I’m currently in the middle of my Masters, I thought about sending this application since I saw it would be open until a suitable candidate is found. I have no problem in both oral and written communication and I offer to send the research plan for my Masters’ essay as an example. As a Brazilian student I can share experiences and points of view that contrast to other’s. I’m highly motivated by the advances in agriculture for more productivity, better working conditions, and integration between the academy and field applications.</text:p>
      <text:p text:style-name="Text_20_body"/>
      <text:p text:style-name="P9">I look forward for the response and thank you for your time reading this letter.</text:p>
      <text:p text:style-name="Text_20_body"/>
      <text:p text:style-name="P9">Best regards,</text:p>
      <text:p text:style-name="P9">Matheus Agostini Ferraciolli.</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3:40:05.467603893</meta:creation-date>
    <dc:date>2019-05-27T17:28:49.014628847</dc:date>
    <meta:editing-duration>PT28M15S</meta:editing-duration>
    <meta:editing-cycles>2</meta:editing-cycles>
    <meta:generator>LibreOffice/6.2.4.2.0$Linux_X86_64 LibreOffice_project/b154c0ac6cf11bc010cb60509e6db2f74a9a9fa3</meta:generator>
    <meta:document-statistic meta:table-count="0" meta:image-count="0" meta:object-count="0" meta:page-count="2" meta:paragraph-count="13" meta:word-count="418" meta:character-count="2545" meta:non-whitespace-character-count="2138"/>
  </office:meta>
</office:document-meta>
</file>